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4C374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3" draw:layer="layout" svg:width="0.737cm" svg:height="2.819cm" svg:x="14.786cm" svg:y="5.914cm">
          <draw:image xlink:href="Pictures/100000000000002A000000A0E4C37481.png" xlink:type="simple" xlink:show="embed" xlink:actuate="onLoad">
            <text:p/>
          </draw:image>
        </draw:frame>
        <draw:rect draw:style-name="gr2" draw:text-style-name="P1" draw:id="id2" draw:layer="layout" svg:width="2.54cm" svg:height="6.085cm" svg:x="10.338cm" svg:y="2.632cm">
          <text:p/>
        </draw:rect>
        <draw:rect draw:style-name="gr3" draw:text-style-name="P2" draw:layer="layout" svg:width="1.994cm" svg:height="0.772cm" svg:x="8.345cm" svg:y="2.936cm">
          <text:p text:style-name="P1"><text:span text:style-name="T1">Absolute</text:span></text:p>
          <text:p text:style-name="P1"><text:span text:style-name="T1">Stop</text:span></text:p>
        </draw:rect>
        <draw:frame draw:style-name="gr1" draw:text-style-name="P1" draw:id="id1" draw:layer="layout" svg:width="0.737cm" svg:height="2.819cm" svg:x="14.744cm" svg:y="2.613cm">
          <draw:image xlink:href="Pictures/100000000000002A000000A0E4C37481.png" xlink:type="simple" xlink:show="embed" xlink:actuate="onLoad">
            <text:p/>
          </draw:image>
        </draw:frame>
        <draw:rect draw:style-name="gr3" draw:text-style-name="P2" draw:layer="layout" svg:width="1.994cm" svg:height="0.772cm" svg:x="8.345cm" svg:y="3.716cm">
          <text:p text:style-name="P1"><text:span text:style-name="T1">Restricting</text:span></text:p>
        </draw:rect>
        <draw:rect draw:style-name="gr3" draw:text-style-name="P2" draw:layer="layout" svg:width="1.994cm" svg:height="0.772cm" svg:x="8.345cm" svg:y="4.496cm">
          <text:p text:style-name="P1"><text:span text:style-name="T1">Approach</text:span></text:p>
        </draw:rect>
        <draw:rect draw:style-name="gr3" draw:text-style-name="P2" draw:layer="layout" svg:width="1.994cm" svg:height="0.772cm" svg:x="8.345cm" svg:y="5.277cm">
          <text:p text:style-name="P1"><text:span text:style-name="T1">Approach</text:span></text:p>
          <text:p text:style-name="P1"><text:span text:style-name="T1">Diverging</text:span></text:p>
        </draw:rect>
        <draw:rect draw:style-name="gr3" draw:text-style-name="P2" draw:layer="layout" svg:width="1.994cm" svg:height="0.772cm" svg:x="8.345cm" svg:y="6.837cm">
          <text:p text:style-name="P1"><text:span text:style-name="T1">Diverging</text:span></text:p>
          <text:p text:style-name="P1"><text:span text:style-name="T1">Clear</text:span></text:p>
        </draw:rect>
        <draw:rect draw:style-name="gr3" draw:text-style-name="P2" draw:layer="layout" svg:width="1.994cm" svg:height="0.772cm" svg:x="8.345cm" svg:y="7.617cm">
          <text:p text:style-name="P1"><text:span text:style-name="T1">Clear</text:span></text:p>
        </draw:rect>
        <draw:rect draw:style-name="gr3" draw:text-style-name="P2" draw:layer="layout" svg:width="1.994cm" svg:height="0.772cm" svg:x="8.345cm" svg:y="6.057cm">
          <text:p text:style-name="P1"><text:span text:style-name="T1">Div Approach</text:span></text:p>
          <text:p text:style-name="P1"><text:span text:style-name="T1">Diverging</text:span></text:p>
        </draw:rect>
        <draw:connector draw:style-name="gr4" draw:text-style-name="P1" draw:layer="layout" draw:type="curve" svg:x1="14.744cm" svg:y1="4.022cm" svg:x2="12.878cm" svg:y2="5.674cm" draw:start-shape="id1" draw:start-glue-point="3" draw:end-shape="id2" svg:d="m14744 4022c-1399 0-467 1652-1866 1652">
          <text:p/>
        </draw:connector>
        <draw:connector draw:style-name="gr4" draw:text-style-name="P1" draw:layer="layout" draw:type="curve" svg:x1="14.786cm" svg:y1="7.323cm" svg:x2="12.878cm" svg:y2="5.674cm" draw:start-shape="id3" draw:start-glue-point="3" draw:end-shape="id2" draw:end-glue-point="1" svg:d="m14786 7323c-1431 0-477-1649-1908-16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3:51:13.84</dc:date>
    <meta:editing-duration>PT01H23M34S</meta:editing-duration>
    <meta:editing-cycles>26</meta:editing-cycles>
    <meta:generator>OpenOffice.org/3.0$Win32 OpenOffice.org_project/300m9$Build-9358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